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Kingthings Trypewriter 2" fo:font-size="14pt" officeooo:rsid="00111df9" officeooo:paragraph-rsid="00111df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birynty Laguny</text:span><text:line-break/><text:line-break/><text:span text:style-name="T1">Tło:</text:span> W głębinach weneckich kanałów czai się starożytna tajemnica. Bractwo Cienia Wody, tajne stowarzyszenie kultystów, pragnie uwolnić Marelai, uśpioną istotę z morskich głębin, która rywalizowała z innymi Wielkimi Starożytnymi o dominację nad oceanami.<text:line-break/><text:line-break/><text:span text:style-name="T1">Lokalizacja:</text:span> Wenecja – z jej kanałami, mostami, starożytnymi budowlami i tajemniczymi zakamarkami.<text:line-break/><text:line-break/><text:span text:style-name="T1">Wstęp: </text:span>Gracze, będąc w Wenecji z różnych powodów (turystyka, badania, prace itp.), stają się przypadkowymi świadkami kradzieży w muzeum. Zostają wciągnięci w serię dziwnych zdarzeń, które prowadzą ich do odkrycia istnienia Bractwa Cienia Wody.<text:line-break/><text:line-break/><text:span text:style-name="T1">Główny cel:</text:span> Znalezienie i zabezpieczenie maski, która jest kluczem do uwolnienia Marelai, zanim kultystom uda się to zrobić.<text:line-break/><text:line-break/><text:span text:style-name="T4">Lokalne Legendy:</text:span><text:span text:style-name="T3"><text:line-break/></text:span><text:line-break/><text:span text:style-name="T1">1. Most Westchnień (Ponte dei Sospiri):</text:span> Możliwe miejsce ukrycia fragmentu maski.<text:line-break/><text:span text:style-name="T1">2. Dama w Czerwieni z Ca' Dario:</text:span> Duch opiekujący się jednym z fragmentów maski.<text:line-break/><text:span text:style-name="T1">3. Bazylika Santa Maria della Salute:</text:span> Starożytny artefakt chroniący miasto, który może być częścią maski.</text:p>
      <text:p text:style-name="P1"><text:line-break/><text:span text:style-name="T1">4. Opowieści o Atlantydzie:</text:span> Podziemne ruiny mogą kryć fragmenty maski.<text:line-break/><text:span text:style-name="T1">5. Legendy o weneckich karnawałach</text:span>: Pewna maska karnawałowa może być kluczem do uwolnienia Marelai.<text:line-break/><text:line-break/><text:span text:style-name="T4">Przebieg Scenariusza:</text:span><text:line-break/><text:line-break/>1. Gracze stają się świadkami kradzieży w muzeum i decydują się zbadać sprawę.<text:line-break/>2. Śledztwo prowadzi ich do pierwszych wskazówek na temat istnienia Bractwa Cienia Wody oraz ich planów.<text:line-break/>3. W trakcie poszukiwań gracze dowiadują się o lokalnych legendach, które mogą im pomóc w odnalezieniu maski.<text:line-break/>4. Konfrontacje z kultystami, pułapki, zagadki oraz inne niebezpieczeństwa czekają na graczy w miarę postępów w śledztwie.<text:line-break/>5. W finałowej konfrontacji gracze muszą powstrzymać Bractwo przed uwolnieniem Marelai.<text:line-break/><text:line-break/><text:span text:style-name="T1">Dodatkowe wątki:</text:span><text:line-break/><text:line-break/>- Rywalizacja z innymi kultami, które chcą powstrzymać uwolnienie Marelai.<text:line-break/>- Moralne dylematy związane z tym, czy uwolnienie Marelai jest dobrym pomysłem.<text:line-break/>- Morskie potwory i inne sługi Marelai, które mogą stanowić zagrożenie dla gracz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2T23:45:10.960000000</meta:creation-date>
    <dc:date>2023-08-22T23:53:19.047000000</dc:date>
    <meta:editing-duration>PT8M8S</meta:editing-duration>
    <meta:editing-cycles>1</meta:editing-cycles>
    <meta:document-statistic meta:table-count="0" meta:image-count="0" meta:object-count="0" meta:page-count="1" meta:paragraph-count="2" meta:word-count="277" meta:character-count="1985" meta:non-whitespace-character-count="1698"/>
    <meta:generator>LibreOffice/7.2.3.2$Windows_X86_64 LibreOffice_project/d166454616c1632304285822f9c83ce2e660fd92</meta:generator>
  </office:meta>
</office:document-meta>
</file>